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60000003F04A87C69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CA"/>
    </style:style>
    <style:style style:name="P2" style:family="paragraph" style:parent-style-name="Standard" style:master-page-name="First_20_Page">
      <style:paragraph-properties style:page-number="auto"/>
    </style:style>
    <style:style style:name="P3" style:family="paragraph" style:parent-style-name="Heading_20_3">
      <style:text-properties fo:language="fr" fo:country="CA"/>
    </style:style>
    <style:style style:name="P4" style:family="paragraph" style:parent-style-name="Heading_20_2">
      <style:paragraph-properties fo:text-align="center" style:justify-single-word="false"/>
      <style:text-properties fo:language="fr" fo:country="CA"/>
    </style:style>
    <style:style style:name="P5" style:family="paragraph" style:parent-style-name="HTML_20_Passthru">
      <style:text-properties fo:language="fr" fo:country="CA"/>
    </style:style>
    <style:style style:name="P6" style:family="paragraph" style:parent-style-name="Text-Centre">
      <style:text-properties fo:language="fr" fo:country="CA"/>
    </style:style>
    <style:style style:name="P7" style:family="paragraph" style:parent-style-name="List_20_-_20_Bullets">
      <style:text-properties fo:language="fr" fo:country="CA"/>
    </style:style>
    <style:style style:name="P8"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P9"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P10" style:family="paragraph" style:parent-style-name="Footer">
      <style:text-properties fo:font-weight="bold" style:font-weight-asian="bold"/>
    </style:style>
    <style:style style:name="P11" style:family="paragraph" style:parent-style-name="Footer">
      <style:text-properties style:font-name="Times New Roman"/>
    </style:style>
    <style:style style:name="P12" style:family="paragraph" style:parent-style-name="Footer">
      <style:text-properties style:font-name="Times New Roman" fo:language="none" fo:country="none" style:language-asian="none" style:country-asian="none"/>
    </style:style>
    <style:style style:name="P13" style:family="paragraph" style:parent-style-name="Footer">
      <style:paragraph-properties fo:margin-left="0cm" fo:margin-right="0.635cm" fo:text-indent="0cm" style:auto-text-indent="false"/>
      <style:text-properties style:font-name="Times New Roman"/>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language="fr" fo:country="CA" fo:font-weight="bold" style:font-weight-asian="bold" style:font-weight-complex="bold"/>
    </style:style>
    <style:style style:name="T4" style:family="text">
      <style:text-properties fo:font-weight="bold" style:font-weight-asian="bold"/>
    </style:style>
    <style:style style:name="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our diffusion immédiate :<text:line-break/>Le </text:span><text:span text:style-name="T1">27 avril 2011</text:span></text:p>
      <text:p text:style-name="P1"/>
      <text:h text:style-name="P4" text:outline-level="2">Restrictions de la consommation d’eau</text:h>
      <text:p text:style-name="P5">&lt;content&gt;</text:p>
      <text:p text:style-name="Standard"><text:span text:style-name="T3">Ottawa -</text:span><text:span text:style-name="T1"> Les Services environnementaux ont mis en œuvre un plan de renouvellement des infrastructures concernant la conduite d’eau principale de l’avenue Woodroffe (1 220 mm/48 po de diamètre), qui alimente Barrhaven, Riverside-Sud et Manotick en eau potable. Le plan initial prévoyait l’achèvement des travaux, après que les améliorations en matière de redondance du réseau mises en œuvre en 2011 auraient permis de s’assurer que ces travaux n’auraient aucune incidence sur les résidents.</text:span></text:p>
      <text:p text:style-name="P1"/>
      <text:p text:style-name="P1">Cependant, une rupture de la conduite d’eau principale a eu lieu en janvier. En conséquence, on a entrepris une évaluation d’urgence de la situation à la suite de laquelle il s'est avéré en février que non seulement la conduite d'eau principale au sud du chemin Hunt Club s’est détériorée, mais que d’autres sections au nord de Hunt Club sont dans le même état.</text:p>
      <text:p text:style-name="P1"/>
      <text:p text:style-name="P1">Étant donné que la conduite d’eau principale de 1 220 mm (48 po) est hors service depuis la rupture en janvier, les zones susmentionnées sont alimentées par une conduite d’eau principale d’un diamètre beaucoup plus petit (400 mm/16 po) et par une station de pompage temporaire.</text:p>
      <text:p text:style-name="P1"/>
      <text:p text:style-name="P1">Les travaux urgents de renouvellement de la conduite d'eau principale de 1 220 mm (48 po) devraient commencer au début mai et s'achever à la mi-août. Au cours des travaux, les zones concernées continueront d’être alimentées par la conduite d’eau principale de 400 mm (16 po).</text:p>
      <text:p text:style-name="P1"/>
      <text:p text:style-name="P1">Cette conduite de secours ne peut fournir que dix pour cent du volume fourni par la conduite d’eau principale. En d’autres termes, la capacité en alimentation en eau de la Ville, dans ces zones, est réduite de 90 pour cent. Une modélisation détaillée de la consommation antérieure révèle que cette conduite d’eau plus petite n’a pas une capacité suffisante pour satisfaire à la demande normale accrue à la fin de printemps et durant l’été.</text:p>
      <text:p text:style-name="P1"/>
      <text:p text:style-name="P1">Partant de ce constat, et après avoir examiné en profondeur, mais sans succès, les différentes solutions plausibles permettant de fournir une plus grande quantité d’eau, la Ville n’a d’autre <text:s/>choix que d’imposer une interdiction immédiate de la consommation d’eau à l’extérieur jusqu’à l’achèvement des travaux de renouvellement à la mi-août. Cette mesure concerne l’arrosage du gazon et des jardins, le lavage des voitures, le remplissage ou le remplissage d’appoint des piscines, le nettoyage des bâtiments et des sols ainsi que toutes les autres utilisations extérieures.</text:p>
      <text:p text:style-name="P1"/>
      <text:p text:style-name="P1">Une consommation d’eau supérieure à notre capacité d’alimentation entraînerait des répercussions graves : contamination de l’approvisionnement en eau dans les régions concernées, dépressurisation du système, interruption de l’alimentation et des difficultés à assurer la protection contre l’incendie. Pour résoudre ces problèmes, les mesures suivantes pourraient être prises : un avis indiquant de faire bouillir l’eau pendant une période allant jusqu’à quatre semaines; des restrictions rigoureuses quant à la consommation d’eau, incluant la consommation domestique; la distribution d’eau potable en bouteilles auprès de 60 000 à 80 000 personnes pendant une période prolongée.</text:p>
      <text:p text:style-name="P1"/>
      <text:h text:style-name="P3" text:outline-level="3">Communication, mesures relatives à la conformité volontaire et application</text:h>
      <text:p text:style-name="P1"/>
      <text:p text:style-name="P1">La Ville lance une campagne d’information publique pour sensibiliser les résidents de la région à l’importance du respect de ces mesures. <text:s/>La campagne comporte des publicités, des envois postaux directs, des mises au point régulières avec les conseillers municipaux, et des communications permanentes avec les entreprises locales.</text:p>
      <text:p text:style-name="P1"/>
      <text:p text:style-name="P1"/>
      <text:p text:style-name="P1">La Ville a mis sur pied une série de mesures de conformité volontaire, dont :</text:p>
      <text:list xml:id="list858989051" text:style-name="WW8Num3">
        <text:list-item>
          <text:p text:style-name="P7"><text:soft-page-break/>Un programme de remplissage et de remplissage d’appoint des piscines et des cuves thermales</text:p>
        </text:list-item>
        <text:list-item>
          <text:p text:style-name="P7">Un soutien aux centres de jardinage</text:p>
        </text:list-item>
        <text:list-item>
          <text:p text:style-name="P7">Une subvention pour l’achat de barils servant à recueillir l'eau de pluie</text:p>
        </text:list-item>
        <text:list-item>
          <text:p text:style-name="P7">Un programme de bouches de vidange</text:p>
        </text:list-item>
      </text:list>
      <text:p text:style-name="P1"/>
      <text:p text:style-name="P1">Toutefois, pour éviter de devoir faire face à la situation décrite ci-dessus, une interdiction obligatoire sera imposée pour toute consommation d’eau à l’extérieur, des avertissements et des amendes seront émis.</text:p>
      <text:p text:style-name="P1"/>
      <text:p text:style-name="P1">En conclusion, nous sommes conscients du fait que ces mesures ont des répercussions négatives sur les résidents et les communautés concernés; à cet effet, nous leur demandons de faire preuve de patience. Ces mesures ont été adoptées, car il n'y a pas d'autres solutions possibles.</text:p>
      <text:p text:style-name="P6">-30- </text:p>
      <text:p text:style-name="P5">&lt;/content&gt;</text:p>
      <text:p text:style-name="P1"/>
      <text:p text:style-name="P1"/>
      <text:p text:style-name="Standard"><text:span text:style-name="T2">Renseignements :<text:line-break/></text:span><text:span text:style-name="T1">Médias<text:line-break/>613-580-2450</text:span></text:p>
      <text:p text:style-name="P1"/>
      <text:p text:style-name="P1">Grand public<text:line-break/>3-1-1</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212cm"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tyle="italic" fo:font-weight="bold" style:font-style-asian="italic" style:font-weight-asian="bold" style:font-style-complex="italic" style:font-weight-complex="bold"/>
    </style:style>
    <style:style style:name="HTML_20_Passthru" style:display-name="HTML Passthru" style:family="paragraph" style:parent-style-name="Standard">
      <style:text-properties fo:color="#0000ff" fo:font-style="italic" style:font-style-asian="italic" style:font-weight-complex="bold" text:display="none"/>
    </style:style>
    <style:style style:name="Image-Align_20_Right" style:display-name="Image-Align Right" style:family="paragraph" style:parent-style-name="Standard" style:next-style-name="Standard">
      <style:paragraph-properties fo:text-align="end" style:justify-single-word="false"/>
    </style:style>
    <style:style style:name="Image-Align_20_Left" style:display-name="Image-Align Left" style:family="paragraph" style:parent-style-name="Standard" style:next-style-name="Standard"/>
    <style:style style:name="Text_20_Box-Align_20_Right" style:display-name="Text Box-Align Right" style:family="paragraph" style:parent-style-name="Standard" style:next-style-name="Standard">
      <style:paragraph-properties fo:margin-left="8.89cm" fo:margin-right="0cm" fo:text-indent="0cm" style:auto-text-indent="false" fo:background-color="#dddddd" fo:padding-left="0.141cm" fo:padding-right="0.141cm" fo:padding-top="0.035cm" fo:padding-bottom="0.035cm" fo:border="0.018cm solid #000000">
        <style:background-image/>
      </style:paragraph-properties>
    </style:style>
    <style:style style:name="Text_20_Box-Align_20_Left" style:display-name="Text Box-Align Left" style:family="paragraph" style:parent-style-name="Standard" style:next-style-name="Standard">
      <style:paragraph-properties fo:margin-left="0cm" fo:margin-right="9.042cm" fo:text-indent="0cm" style:auto-text-indent="false" fo:background-color="#dddddd" fo:padding-left="0.141cm" fo:padding-right="0.141cm" fo:padding-top="0.035cm" fo:padding-bottom="0.035cm" fo:border="0.018cm solid #000000">
        <style:background-image/>
      </style:paragraph-properties>
    </style:style>
    <style:style style:name="Text_20_Box-Align_20_Centre" style:display-name="Text Box-Align Centre" style:family="paragraph" style:parent-style-name="Standard" style:next-style-name="Standard">
      <style:paragraph-properties fo:margin-left="1.905cm" fo:margin-right="1.905cm" fo:text-indent="0cm" style:auto-text-indent="false" fo:background-color="#dddddd" fo:padding-left="0.141cm" fo:padding-right="0.141cm" fo:padding-top="0.035cm" fo:padding-bottom="0.035cm" fo:border="0.018cm solid #000000">
        <style:background-image/>
      </style:paragraph-properties>
    </style:style>
    <style:style style:name="Text-Centre" style:family="paragraph" style:parent-style-name="Standard" style:next-style-name="Standard">
      <style:paragraph-properties fo:text-align="center" style:justify-single-word="false"/>
    </style:style>
    <style:style style:name="Text-Right" style:family="paragraph" style:parent-style-name="Standard" style:next-style-name="Standard">
      <style:paragraph-properties fo:text-align="end" style:justify-single-word="false"/>
    </style:style>
    <style:style style:name="Small_20_Font" style:display-name="Small Font" style:family="paragraph" style:parent-style-name="Standard" style:next-style-name="Standard">
      <style:text-properties fo:font-size="8pt" style:font-size-asian="8pt"/>
    </style:style>
    <style:style style:name="Quote" style:family="paragraph" style:parent-style-name="Standard" style:next-style-name="Standard">
      <style:paragraph-properties fo:margin-left="1.27cm" fo:margin-right="1.27cm" fo:text-indent="0cm" style:auto-text-indent="false"/>
      <style:text-properties fo:font-style="italic" style:font-style-asian="italic"/>
    </style:style>
    <style:style style:name="List_20_-_20_Bullets" style:display-name="List - Bullets" style:family="paragraph" style:list-style-name="WW8Num3">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Bullets_20_2" style:display-name="List - Bullets 2" style:family="paragraph" style:parent-style-name="Standard" style:list-style-name="WW8Num2">
      <style:paragraph-properties fo:margin-left="1.27cm" fo:margin-right="0cm" fo:text-indent="0cm" style:auto-text-indent="false">
        <style:tab-stops>
          <style:tab-stop style:position="1.27cm"/>
        </style:tab-stops>
      </style:paragraph-properties>
    </style:style>
    <style:style style:name="List_20_-_20_Bullets_20_3" style:display-name="List - Bullets 3" style:family="paragraph" style:parent-style-name="Standard" style:list-style-name="WW8Num5">
      <style:paragraph-properties fo:margin-left="1.905cm" fo:margin-right="0cm" fo:text-indent="0cm" style:auto-text-indent="false">
        <style:tab-stops>
          <style:tab-stop style:position="1.905cm"/>
        </style:tab-stops>
      </style:paragraph-properties>
    </style:style>
    <style:style style:name="List_20_-_20_Numbered" style:display-name="List - Numbered" style:family="paragraph" style:list-style-name="WW8Num4">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Numbered_20_2" style:display-name="List - Numbered 2" style:family="paragraph" style:parent-style-name="Standard" style:list-style-name="WW8Num1"/>
    <style:style style:name="List_20_-_20_Numbered_20_3" style:display-name="List - Numbered 3" style:family="paragraph" style:parent-style-name="Standard" style:list-style-name="WW8Num6">
      <style:paragraph-properties>
        <style:tab-stops>
          <style:tab-stop style:position="1.905cm"/>
        </style:tab-stops>
      </style:paragraph-properties>
    </style:style>
    <style:style style:name="Right_20_Hand_20_Links_20_Begin" style:display-name="Right Hand Links Begin" style:family="paragraph" style:parent-style-name="Standard" style:next-style-name="Standard">
      <style:text-properties fo:color="#0000ff" fo:font-style="italic" style:font-style-asian="italic"/>
    </style:style>
    <style:style style:name="_5b__20_top_20__5d_" style:display-name="[ top ]" style:family="paragraph" style:parent-style-name="Standard" style:next-style-name="Standard">
      <style:text-properties fo:color="#0000ff" fo:font-weight="bold" style:font-weight-asian="bold"/>
    </style:style>
    <style:style style:name="_5b__20_haut_20__5d_" style:display-name="[ haut ]" style:family="paragraph" style:parent-style-name="Standard" style:next-style-name="Standard">
      <style:text-properties fo:color="#0000ff" fo:font-weight="bold" style:font-weight-asian="bold"/>
    </style:style>
    <style:style style:name="Heading_20_1-New_20_Page" style:display-name="Heading 1-New Page" style:family="paragraph" style:parent-style-name="Standard" style:next-style-name="Standard">
      <style:text-properties fo:font-size="18pt" fo:font-weight="bold" style:font-size-asian="18pt" style:font-weight-asian="bold"/>
    </style:style>
    <style:style style:name="Heading_20_2-New_20_Page" style:display-name="Heading 2-New Page" style:family="paragraph" style:parent-style-name="Standard" style:next-style-name="Standard">
      <style:paragraph-properties fo:margin-top="0cm" fo:margin-bottom="0.212cm"/>
      <style:text-properties fo:font-size="14pt" fo:font-weight="bold" style:font-size-asian="14pt" style:font-weight-asian="bold"/>
    </style:style>
    <style:style style:name="Image-Align_20_Centre" style:display-name="Image-Align Centre" style:family="paragraph" style:parent-style-name="Standard">
      <style:paragraph-properties fo:text-align="center" style:justify-single-word="false"/>
    </style:style>
    <style:style style:name="Right_20_Hand_20_Links_20_End" style:display-name="Right Hand Links End" style:family="paragraph" style:parent-style-name="Standard" style:next-style-name="Standard">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4.445cm"/>
          <style:tab-stop style:position="8.678cm"/>
        </style:tab-stops>
      </style:paragraph-properties>
      <style:text-properties style:font-name="Arial Narrow" fo:font-size="7pt" style:font-size-asian="7pt"/>
    </style:style>
    <style:style style:name="Frame_20_contents" style:display-name="Frame contents" style:family="paragraph" style:parent-style-name="Text_20_body" style:class="extra"/>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Arial" style:font-size-complex="12pt"/>
    </style:style>
    <style:style style:name="Footer_20_Char" style:display-name="Footer Char" style:family="text" style:parent-style-name="Default_20_Paragraph_20_Font">
      <style:text-properties style:font-name="Arial Narrow" fo:font-size="7pt" style:font-size-asian="7pt" style:font-size-complex="12pt"/>
    </style:style>
    <style:style style:name="Page_20_Number" style:display-name="Page Number" style:family="text" style:parent-style-name="Default_20_Paragraph_20_Font">
      <style:text-properties style:font-name="Arial Narrow"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Times New Roman"/>
    </style:style>
    <style:style style:name="MP2"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MP3"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MP4" style:family="paragraph" style:parent-style-name="Footer">
      <style:text-properties style:font-name="Times New Roman" fo:language="none" fo:country="none" style:language-asian="none" style:country-asian="none"/>
    </style:style>
    <style:style style:name="MP5" style:family="paragraph" style:parent-style-name="Footer">
      <style:text-properties fo:font-weight="bold" style:font-weight-asian="bold"/>
    </style:style>
    <style:style style:name="MP6" style:family="paragraph" style:parent-style-name="Footer">
      <style:text-properties style:font-name="Times New Roman"/>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page-layout style:name="Mpm1">
      <style:page-layout-properties fo:page-width="21.59cm" fo:page-height="27.94cm" style:num-format="1" style:print-orientation="portrait" fo:margin-top="2.54cm" fo:margin-bottom="1.27cm" fo:margin-left="2.54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26.46cm" fo:min-width="0cm" draw:z-index="0"><draw:text-box fo:min-height="0.37cm"><text:p text:style-name="Footer"><text:span text:style-name="Page_20_Number"><text:span text:style-name="MT1"><text:page-number text:select-page="current">2</text:page-number></text:span></text:span></text:p></draw:text-box></draw:frame></text:p>
      </style:footer>
    </style:master-page>
    <style:master-page style:name="First_20_Page" style:display-name="First Page" style:page-layout-name="Mpm2" style:next-style-name="Standard">
      <style:header>
        <text:p text:style-name="MP2"><draw:frame draw:style-name="Mfr2" draw:name="graphics1" text:anchor-type="as-char" svg:width="4.105cm" svg:height="1.736cm" draw:z-index="1"><draw:image xlink:href="Pictures/1000000000000960000003F04A87C697.png" xlink:type="simple" xlink:show="embed" xlink:actuate="onLoad"/></draw:frame></text:p>
        <text:p text:style-name="MP3">BACKGROUNDER / FICHE DOCUMENTAIRE</text:p>
      </style:header>
      <style:footer>
        <text:p text:style-name="MP4"><draw:frame draw:style-name="Mfr3" draw:name="Frame2" text:anchor-type="char" svg:x="8.043cm" svg:y="24.723cm" svg:width="14.651cm" svg:height="2.963cm" draw:z-index="2"><draw:text-box><text:p text:style-name="MP5">City of Ottawa<text:tab/>Ville d'Ottawa</text:p><text:p text:style-name="Footer">110 Laurier Avenue West, <text:tab/>110, avenue Laurier Ouest</text:p><text:p text:style-name="Footer">Ottawa, ON <text:s/>K1P 1J1<text:tab/>Ottawa (Ontario) <text:s/>K1P 1J1</text:p><text:p text:style-name="Footer">ottawa.ca<text:tab/>ottawa.ca</text:p></draw:text-box></draw:frame></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lick here and type your “Heading 1”**</dc:title>
    <meta:initial-creator>Tyler Tidman</meta:initial-creator>
    <meta:creation-date>2011-04-28T19:24:25</meta:creation-date>
    <dc:creator>sgabellori</dc:creator>
    <dc:date>2011-04-27T10:36:00</dc:date>
    <meta:editing-cycles>3</meta:editing-cycles>
    <meta:editing-duration>PT52113H31M44S</meta:editing-duration>
    <meta:document-statistic meta:table-count="0" meta:image-count="1" meta:object-count="0" meta:page-count="2" meta:paragraph-count="28" meta:word-count="716" meta:character-count="4620"/>
    <meta:generator>OpenOffice.org/3.2$Unix OpenOffice.org_project/320m19$Build-9505</meta:generator>
    <meta:user-defined meta:name="Info 1"/>
    <meta:user-defined meta:name="Info 2"/>
    <meta:user-defined meta:name="Info 3"/>
    <meta:user-defined meta:name="Info 4"/>
  </office:meta>
</office:document-meta>
</file>